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pt" fo:font-weight="normal" officeooo:rsid="0008ce52" officeooo:paragraph-rsid="000a4c8d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fo:font-weight="normal" officeooo:rsid="000a4c8d" officeooo:paragraph-rsid="000a4c8d" style:font-size-asian="8.75pt" style:font-weight-asian="normal" style:font-size-complex="10pt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Times New Roman" fo:font-size="10pt" fo:font-weight="normal" officeooo:rsid="000b20de" officeooo:paragraph-rsid="000b20de" style:font-size-asian="8.75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/>
      <style:text-properties style:font-name="Times New Roman" fo:font-size="10pt" fo:font-weight="normal" officeooo:rsid="000b20de" officeooo:paragraph-rsid="000d5f73" style:font-size-asian="8.75pt" style:font-weight-asian="normal" style:font-size-complex="10pt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Times New Roman" fo:font-size="10pt" fo:font-weight="normal" officeooo:rsid="000d5f73" officeooo:paragraph-rsid="000d5f73" style:font-size-asian="8.75pt" style:font-weight-asian="normal" style:font-size-complex="10pt" style:font-weight-complex="normal"/>
    </style:style>
    <style:style style:name="P6" style:family="paragraph" style:parent-style-name="Header">
      <style:paragraph-properties fo:text-align="center" style:justify-single-word="false"/>
      <style:text-properties style:font-name="Times New Roman" fo:font-size="10pt" fo:font-weight="bold" officeooo:rsid="0008ce52" officeooo:paragraph-rsid="000a4c8d" style:font-size-asian="8.75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Times New Roman" fo:font-size="12pt" fo:font-weight="normal" officeooo:rsid="0008ce52" officeooo:paragraph-rsid="000a4c8d" style:font-size-asian="12pt" style:font-weight-asian="normal" style:font-size-complex="12pt" style:font-weight-complex="normal"/>
    </style:style>
    <style:style style:name="P8" style:family="paragraph" style:parent-style-name="Header">
      <style:paragraph-properties fo:text-align="start" style:justify-single-word="false"/>
      <style:text-properties style:font-name="Times New Roman" fo:font-size="12pt" fo:font-weight="normal" officeooo:rsid="000a4c8d" officeooo:paragraph-rsid="000a4c8d" style:font-size-asian="12pt" style:font-weight-asian="normal" style:font-size-complex="12pt" style:font-weight-complex="normal"/>
    </style:style>
    <style:style style:name="P9" style:family="paragraph" style:parent-style-name="Header">
      <style:paragraph-properties fo:text-align="start" style:justify-single-word="false"/>
      <style:text-properties style:font-name="Times New Roman" fo:font-size="12pt" fo:font-weight="normal" officeooo:rsid="000d5f73" officeooo:paragraph-rsid="000d5f73" style:font-size-asian="12pt" style:font-weight-asian="normal" style:font-size-complex="12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font-name="Times New Roman" fo:font-size="11pt" fo:font-weight="normal" officeooo:rsid="000d5f73" officeooo:paragraph-rsid="000d5f73" style:font-size-asian="11pt" style:font-weight-asian="normal" style:font-size-complex="11pt" style:font-weight-complex="normal"/>
    </style:style>
    <style:style style:name="P11" style:family="paragraph" style:parent-style-name="Header">
      <style:paragraph-properties fo:text-align="start" style:justify-single-word="false"/>
      <style:text-properties style:font-name="Times New Roman" fo:font-size="11pt" fo:font-weight="normal" officeooo:rsid="000d5f73" officeooo:paragraph-rsid="000eb52b" style:font-size-asian="11pt" style:font-weight-asian="normal" style:font-size-complex="11pt" style:font-weight-complex="normal"/>
    </style:style>
    <style:style style:name="P12" style:family="paragraph" style:parent-style-name="Header">
      <style:paragraph-properties fo:text-align="start" style:justify-single-word="false"/>
      <style:text-properties style:font-name="Times New Roman" fo:font-size="11pt" fo:font-weight="normal" officeooo:rsid="000e6b46" officeooo:paragraph-rsid="000e6b46" style:font-size-asian="11pt" style:font-weight-asian="normal" style:font-size-complex="11pt" style:font-weight-complex="normal"/>
    </style:style>
    <style:style style:name="P13" style:family="paragraph" style:parent-style-name="Header">
      <style:paragraph-properties fo:text-align="start" style:justify-single-word="false"/>
      <style:text-properties style:font-name="Times New Roman" fo:font-size="11pt" fo:font-weight="normal" officeooo:rsid="000a4c8d" officeooo:paragraph-rsid="000d4a62" style:font-size-asian="8.75pt" style:font-weight-asian="normal" style:font-size-complex="10pt" style:font-weight-complex="normal"/>
    </style:style>
    <style:style style:name="P14" style:family="paragraph" style:parent-style-name="Header">
      <style:paragraph-properties fo:text-align="start" style:justify-single-word="false"/>
      <style:text-properties style:font-name="Times New Roman" fo:font-size="11pt" fo:font-weight="normal" officeooo:paragraph-rsid="001105ec"/>
    </style:style>
    <style:style style:name="P15" style:family="paragraph" style:parent-style-name="Header">
      <style:paragraph-properties fo:text-align="start" style:justify-single-word="false"/>
      <style:text-properties style:font-name="Times New Roman" fo:font-size="11pt" officeooo:paragraph-rsid="000eb52b"/>
    </style:style>
    <style:style style:name="P16" style:family="paragraph" style:parent-style-name="Header">
      <style:paragraph-properties fo:text-align="start" style:justify-single-word="false"/>
      <style:text-properties style:font-name="Times New Roman" fo:font-size="13pt" fo:font-weight="normal" officeooo:rsid="000d5f73" officeooo:paragraph-rsid="000d5f73" style:font-size-asian="13pt" style:font-weight-asian="normal" style:font-size-complex="13pt" style:font-weight-complex="normal"/>
    </style:style>
    <style:style style:name="P17" style:family="paragraph" style:parent-style-name="Header">
      <style:paragraph-properties fo:text-align="start" style:justify-single-word="false"/>
      <style:text-properties style:font-name="Times New Roman" fo:font-size="13pt" fo:font-weight="normal" officeooo:rsid="000b20de" officeooo:paragraph-rsid="000d5f73" style:font-size-asian="13pt" style:font-weight-asian="normal" style:font-size-complex="13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font-name="Times New Roman" fo:font-size="13pt" fo:font-weight="normal" officeooo:rsid="000eb52b" officeooo:paragraph-rsid="000eb52b" style:font-size-asian="13pt" style:font-weight-asian="normal" style:font-size-complex="13pt" style:font-weight-complex="normal"/>
    </style:style>
    <style:style style:name="P19" style:family="paragraph" style:parent-style-name="Header">
      <style:paragraph-properties fo:text-align="start" style:justify-single-word="false"/>
      <style:text-properties style:font-name="Times New Roman" fo:font-size="13pt" fo:font-weight="normal" officeooo:rsid="000fc237" officeooo:paragraph-rsid="000fc237" style:font-size-asian="13pt" style:font-weight-asian="normal" style:font-size-complex="13pt" style:font-weight-complex="normal"/>
    </style:style>
    <style:style style:name="P20" style:family="paragraph" style:parent-style-name="Header">
      <style:paragraph-properties fo:text-align="start" style:justify-single-word="false"/>
      <style:text-properties fo:font-size="10pt" officeooo:rsid="0008ce52" officeooo:paragraph-rsid="0008ce52" style:font-size-asian="10pt" style:font-size-complex="10pt"/>
    </style:style>
    <style:style style:name="P21" style:family="paragraph" style:parent-style-name="Header">
      <style:paragraph-properties fo:text-align="center" style:justify-single-word="false"/>
      <style:text-properties fo:font-weight="normal" officeooo:rsid="0008ce52" officeooo:paragraph-rsid="000a4c8d" style:font-weight-asian="normal" style:font-weight-complex="normal"/>
    </style:style>
    <style:style style:name="P22" style:family="paragraph" style:parent-style-name="Header">
      <style:paragraph-properties fo:text-align="start" style:justify-single-word="false"/>
      <style:text-properties style:font-name="Times New Roman" fo:font-size="10pt" fo:font-weight="normal" officeooo:rsid="000d4a62" officeooo:paragraph-rsid="000d4a62" style:font-size-asian="10pt" style:font-weight-asian="normal" style:font-size-complex="10pt" style:font-weight-complex="normal"/>
    </style:style>
    <style:style style:name="T1" style:family="text">
      <style:text-properties fo:font-weight="normal" officeooo:rsid="000d4a62" style:font-size-asian="11pt" style:font-weight-asian="normal" style:font-size-complex="11pt" style:font-weight-complex="normal"/>
    </style:style>
    <style:style style:name="T2" style:family="text">
      <style:text-properties fo:font-weight="normal" officeooo:rsid="000b20de" style:font-size-asian="11pt" style:font-weight-asian="normal" style:font-size-complex="11pt" style:font-weight-complex="normal"/>
    </style:style>
    <style:style style:name="T3" style:family="text">
      <style:text-properties officeooo:rsid="000b20de"/>
    </style:style>
    <style:style style:name="T4" style:family="text">
      <style:text-properties officeooo:rsid="000d4a62"/>
    </style:style>
    <style:style style:name="T5" style:family="text">
      <style:text-properties fo:font-weight="bold" officeooo:rsid="000d4a62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d4a62" style:font-size-asian="11pt" style:font-size-complex="11pt"/>
    </style:style>
    <style:style style:name="T8" style:family="text">
      <style:text-properties fo:font-size="11pt" officeooo:rsid="000fc237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e6b46" style:font-size-asian="10pt" style:font-size-complex="10pt"/>
    </style:style>
    <style:style style:name="T11" style:family="text">
      <style:text-properties fo:font-size="10pt" officeooo:rsid="000eb52b" style:font-size-asian="10pt" style:font-size-complex="10pt"/>
    </style:style>
    <style:style style:name="T12" style:family="text">
      <style:text-properties fo:font-size="10pt" officeooo:rsid="000fc237" style:font-size-asian="10pt" style:font-size-complex="10pt"/>
    </style:style>
    <style:style style:name="T13" style:family="text">
      <style:text-properties fo:font-size="10pt" officeooo:rsid="0011a0f4" style:font-size-asian="10pt" style:font-size-complex="10pt"/>
    </style:style>
    <style:style style:name="T14" style:family="text">
      <style:text-properties fo:font-size="10pt" officeooo:rsid="000d4a62" style:font-size-asian="10pt"/>
    </style:style>
    <style:style style:name="T15" style:family="text">
      <style:text-properties fo:font-size="10pt" officeooo:rsid="000d5f73" style:font-size-asian="10pt"/>
    </style:style>
    <style:style style:name="T16" style:family="text">
      <style:text-properties fo:font-size="10pt" officeooo:rsid="001105ec" style:font-size-asian="10pt" style:font-weight-asian="normal" style:font-size-complex="10pt" style:font-weight-complex="normal"/>
    </style:style>
    <style:style style:name="T17" style:family="text">
      <style:text-properties fo:font-size="10pt" officeooo:rsid="0011a0f4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eb52b" style:font-size-asian="10pt" style:font-weight-asian="normal" style:font-size-complex="10pt" style:font-weight-complex="normal"/>
    </style:style>
    <style:style style:name="T19" style:family="text">
      <style:text-properties fo:font-size="10pt" fo:font-style="italic" fo:font-weight="normal" officeooo:rsid="000eb52b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ize="10pt" fo:font-style="italic" officeooo:rsid="000d4a62" style:font-size-asian="10pt" style:font-style-asian="italic" style:font-style-complex="italic"/>
    </style:style>
    <style:style style:name="T21" style:family="text">
      <style:text-properties fo:font-size="10pt" fo:font-style="italic" officeooo:rsid="000d5f73" style:font-size-asian="10pt" style:font-style-asian="italic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0eb52b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0fc237" style:font-size-asian="10pt" style:font-style-asian="italic" style:font-size-complex="10pt" style:font-style-complex="italic"/>
    </style:style>
    <style:style style:name="T25" style:family="text">
      <style:text-properties fo:font-size="10pt" fo:font-style="normal" officeooo:rsid="000eb52b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0fc237" style:font-size-asian="10pt" style:font-style-asian="normal" style:font-size-complex="10pt" style:font-style-complex="normal"/>
    </style:style>
    <style:style style:name="T27" style:family="text">
      <style:text-properties fo:font-style="italic" officeooo:rsid="000d5f73" style:font-style-asian="italic" style:font-style-complex="italic"/>
    </style:style>
    <style:style style:name="T28" style:family="text">
      <style:text-properties officeooo:rsid="000d4a62" style:font-size-asian="11pt" style:font-size-complex="11pt"/>
    </style:style>
    <style:style style:name="T29" style:family="text">
      <style:text-properties officeooo:rsid="000e6b46" style:font-size-asian="11pt" style:font-weight-asian="normal" style:font-size-complex="11pt" style:font-weight-complex="normal"/>
    </style:style>
    <style:style style:name="T30" style:family="text">
      <style:text-properties officeooo:rsid="001105ec" style:font-size-asian="11pt" style:font-weight-asian="normal" style:font-size-complex="11pt" style:font-weight-complex="normal"/>
    </style:style>
    <style:style style:name="T31" style:family="text">
      <style:text-properties officeooo:rsid="000d5f73"/>
    </style:style>
    <style:style style:name="T32" style:family="text">
      <style:text-properties fo:font-style="normal" officeooo:rsid="000d5f73" style:font-style-asian="normal" style:font-style-complex="normal"/>
    </style:style>
    <style:style style:name="T33" style:family="text">
      <style:text-properties fo:font-style="normal" officeooo:rsid="000fc237" style:font-style-asian="normal" style:font-style-complex="normal"/>
    </style:style>
    <style:style style:name="T34" style:family="text">
      <style:text-properties officeooo:rsid="000e6b46"/>
    </style:style>
    <style:style style:name="T35" style:family="text">
      <style:text-properties officeooo:rsid="000fc2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ace úlohy CLS: C++ classes v PHP do IPP 2016/2017 </text:p>
      <text:p text:style-name="P21">Jméno a příjmení: Lukáš Drahník </text:p>
      <text:p text:style-name="P7">Login: xdrahn00</text:p>
      <text:p text:style-name="P6"/>
      <text:p text:style-name="P9">1. Úvod do <text:span text:style-name="T35">projektu</text:span></text:p>
      <text:p text:style-name="P9"/>
      <text:p text:style-name="P12">1.1. Obsah repozitáře: <text:span text:style-name="T9">Repozitář obsahuje zadání, které nemusí již být aktuální (</text:span><text:span text:style-name="T13">mohly být</text:span><text:span text:style-name="T9"> provedeny menší úpravy), zdrojový kód, testy (některé testy byly upravené a některé zcela nové přidané, oficiálně distribuované testy byly dosti chybné a neměly potřebnou kvalitu pro úspěšné vypracování projektu), dokumentaci , soubor </text:span><text:span text:style-name="T22">rozsireni</text:span><text:span text:style-name="T9"> s uvedenými zapnutými rozšířeními a script pro vytvoření archivu potřebného k odevzdání do informačního systému na FIT v Brně - WIS.</text:span></text:p>
      <text:p text:style-name="P12"/>
      <text:p text:style-name="P10">1.1. Požadavky <text:span text:style-name="T34">na program</text:span>: <text:span text:style-name="T9">Projek</text:span><text:span text:style-name="T10">t</text:span><text:span text:style-name="T9"> vyžaduje </text:span><text:span text:style-name="T10">k běhu </text:span><text:span text:style-name="T9">PHP verzi 5.6. </text:span><text:span text:style-name="T10">Kompatibilita s jinými verzemi nebyla vyžadována a tudíž není zajištěna.</text:span></text:p>
      <text:p text:style-name="P10"><text:s/></text:p>
      <text:p text:style-name="P10">1.2. Readme: <text:span text:style-name="T12">Obsahuje základní příkazy včetně potřebných příkazů pro</text:span><text:span text:style-name="T10"> zprovoznění repozitáře do </text:span><text:span text:style-name="T12">spustitelného</text:span><text:span text:style-name="T10"> stavu.</text:span></text:p>
      <text:p text:style-name="P10"/>
      <text:p text:style-name="P14"><text:span text:style-name="T29">1.</text:span><text:span text:style-name="T30">3. Vývoj projektu:</text:span><text:span text:style-name="T16"> Vývoj projektu byl provedený postupných navrhováním a implementováním konkrétních modulů dle zadání, které bylo nutné testovat odděleně. K vývoji byl použit distribuuovaný systém správy verzí, Git.</text:span></text:p>
      <text:p text:style-name="P8"/>
      <text:p text:style-name="P8"><text:span text:style-name="T4">1. </text:span>Rozdělení na moduly:</text:p>
      <text:p text:style-name="P2"/>
      <text:p text:style-name="P13"><text:span text:style-name="T28">1.3. CLS argument parser:</text:span><text:span text:style-name="T5"> </text:span><text:span text:style-name="T14">Modul starající se o nač</text:span><text:span text:style-name="T15">í</text:span><text:span text:style-name="T14">tání vstupních parametrů pomocí metody </text:span><text:span text:style-name="T20">getopt</text:span><text:span text:style-name="T14">, parametry jsou v instanci uloženy </text:span><text:span text:style-name="T15">po spuštění metody </text:span><text:span text:style-name="T21">run</text:span><text:span text:style-name="T15"> </text:span><text:span text:style-name="T14">a pomocí </text:span><text:span text:style-name="T20">public</text:span><text:span text:style-name="T14"> metod </text:span><text:span text:style-name="T20">isOptionSet</text:span><text:span text:style-name="T14">, </text:span><text:span text:style-name="T20">getOptionValue</text:span><text:span text:style-name="T14"> </text:span><text:span text:style-name="T15">je práce s nimi usnadněna</text:span><text:span text:style-name="T14">. Na modul navazuje zpracování vstupních tříd pomocí CPP parseru, který sám o sobě potřebuje znát mód </text:span><text:span text:style-name="T15">například i kvůli optimalizacím. Dobrým příkladem je hledání konfliktů, kdy se kupříkladu nakládání s nimi bez zapnutého option </text:span><text:span text:style-name="T21">--conflicts</text:span><text:span text:style-name="T15"> ignoruje.</text:span></text:p>
      <text:p text:style-name="P22"/>
      <text:p text:style-name="P2">1.<text:span text:style-name="T4">1 </text:span><text:span text:style-name="T6">CPP struktury a </text:span><text:span text:style-name="T7">CPP </text:span><text:span text:style-name="T6">parser:</text:span> <text:span text:style-name="T31">Modul řeší </text:span>zpracování C++ kódu ze vstupu a jeho <text:span text:style-name="T3">následné převedení na</text:span> struktury. Výstupem modulu jsou C++ <text:span text:style-name="T3">objekty například typu </text:span>tříd<text:span text:style-name="T3">a</text:span>, metod<text:span text:style-name="T3">a</text:span>, atributy <text:span text:style-name="T4">u metody a další, samozřejmě se berou v potaz i jejich návaznosti. V rámci modulu se také dohlíží na patřičnou sémantickou a syntaktickou správnost zápisu programu v jazyce C++ a vyvozování patřičních výjimek a návratových hodnot.</text:span></text:p>
      <text:p text:style-name="P2"/>
      <text:p text:style-name="P15"><text:span text:style-name="T1">1.2. </text:span><text:span text:style-name="T2">CLS parser: </text:span><text:span text:style-name="T18">Základním kamenem modulu je používání </text:span><text:span text:style-name="T19">CPP parseru</text:span><text:span text:style-name="T18"> a tedy navázání a práce s objekty z jazyka C++. V modulu je několikrát použitý rekurzivní sestup, při výpisu na patřičný výstup tak i při generování struktury z objektů typu </text:span><text:span text:style-name="T19">XMLElement</text:span><text:span text:style-name="T18"> o kterém bude více zmíněno níže.</text:span></text:p>
      <text:p text:style-name="P10"/>
      <text:p text:style-name="P11"><text:span text:style-name="T9">1.3. </text:span><text:span text:style-name="T11">XML: Pro zápis do souborů byl použit objekt </text:span><text:span text:style-name="T23">XMLWritter,</text:span><text:span text:style-name="T25"> ke kterému byl doprogramován objekt </text:span><text:span text:style-name="T23">XMLElement </text:span><text:span text:style-name="T25">zajišťující jasné předávání potřebných dat k výpisu v </text:span><text:span text:style-name="T23">XML </text:span><text:span text:style-name="T25">mezi metodami bez ztráty informací. Tento objekt je sám o sobě velice prostý, ale nezbytně nutný. Zajišťuje například název a párovost elementu, instance potomků a samozřejmě potřebné zachování struktury, tedy pole instancí pod element</text:span><text:span text:style-name="T26">ů – instance taktéž </text:span><text:span text:style-name="T24">XMLElementů</text:span><text:span text:style-name="T25">.</text:span></text:p>
      <text:p text:style-name="P3"/>
      <text:p text:style-name="P17"><text:span text:style-name="T31">2. </text:span>Propojení modulů: </text:p>
      <text:p text:style-name="P4"/>
      <text:p text:style-name="P4"><text:span text:style-name="T31">2.1 Composer: M</text:span>oduly jsou navržené jako jednotlivé celky. Tato struktura byla zvolena vzhledem k vývoji a možnosti otestovat již hotové moduly. Provázanost kupříkladu rozdělení na jmené bloky řeší balíčkovací systém pro php, <text:span text:style-name="T4">C</text:span>omposer. <text:span text:style-name="T31">Po stažení projektu je nutné provést příkaz </text:span><text:span text:style-name="T27">composer dump-autoload</text:span><text:span text:style-name="T32">, který vytvoří linky na soubory specifikované pomocí složek v souboru </text:span><text:span text:style-name="T27">composer.json a </text:span><text:span text:style-name="T32">vytvoří složku </text:span><text:span text:style-name="T27">vendor</text:span><text:span text:style-name="T32"> uvedenou v </text:span><text:span text:style-name="T27">.gitignore</text:span><text:span text:style-name="T32">, kde se nachází i veškeré soubory potřebné pro autoload. </text:span><text:span text:style-name="T33">Ve výsledku to tedy </text:span><text:span text:style-name="T32">znamená vyhnutí se volání </text:span><text:span text:style-name="T27">require, require_once.</text:span></text:p>
      <text:p text:style-name="P4"/>
      <text:p text:style-name="P16">3. <text:span text:style-name="T35">Otestování</text:span> modulů:</text:p>
      <text:p text:style-name="P16"><text:soft-page-break/></text:p>
      <text:p text:style-name="P18"><text:span text:style-name="T6">3.1. </text:span><text:span text:style-name="T8">CLS supplementary tests:</text:span><text:span text:style-name="T6"> </text:span><text:span text:style-name="T9">Jak již bylo zmíněno, byly použity testy distribuované společně se zadáním rozšířené o obtížnější </text:span><text:span text:style-name="T12">testy</text:span><text:span text:style-name="T9"> </text:span><text:span text:style-name="T12">napsaného programu v jazyce C++</text:span><text:span text:style-name="T9">.</text:span></text:p>
      <text:p text:style-name="P19"><text:span text:style-name="T6">3.2. Is it ok:</text:span><text:span text:style-name="T9"> Skript testující správnost obsahu vygenerovaného archivu k odevzdání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fo:font-weight="normal" officeooo:rsid="0008ce52" officeooo:paragraph-rsid="000a4c8d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start" style:justify-single-word="false"/>
      <style:text-properties fo:font-size="10pt" officeooo:rsid="0008ce52" officeooo:paragraph-rsid="0008ce52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kumentace úlohy CLS: C++ classes v PHP do IPP 2016/2017 </text:p>
        <text:p text:style-name="MP2"><text:bookmark-start text:name="__DdeLink__5_1127023203"/>Jméno a příjmení: Lukáš Drahník </text:p>
        <text:p text:style-name="MP2">Login: xdrahn00<text:bookmark-end text:name="__DdeLink__5_112702320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áš Drahník</meta:initial-creator>
    <meta:creation-date>2017-03-06T10:23:18.329268403</meta:creation-date>
    <dc:date>2017-03-09T14:21:56.633482179</dc:date>
    <dc:creator>Lukáš Drahník</dc:creator>
    <meta:editing-duration>PT31M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539" meta:character-count="3654" meta:non-whitespace-character-count="3130"/>
  </office:meta>
</office:document-meta>
</file>